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0f4fa2" officeooo:paragraph-rsid="000f4fa2"/>
    </style:style>
    <style:style style:name="P2" style:family="paragraph" style:parent-style-name="Standard">
      <style:text-properties style:font-name="Arial" officeooo:rsid="00127f64" officeooo:paragraph-rsid="00127f64"/>
    </style:style>
    <style:style style:name="P3" style:family="paragraph" style:parent-style-name="Standard">
      <style:text-properties style:font-name="Arial" officeooo:paragraph-rsid="00127f64"/>
    </style:style>
    <style:style style:name="P4" style:family="paragraph" style:parent-style-name="Standard">
      <style:text-properties style:font-name="Arial" officeooo:rsid="00275f87" officeooo:paragraph-rsid="00275f87"/>
    </style:style>
    <style:style style:name="P5" style:family="paragraph" style:parent-style-name="Standard">
      <style:text-properties style:font-name="Arial" officeooo:rsid="0028f323" officeooo:paragraph-rsid="0028f323"/>
    </style:style>
    <style:style style:name="P6" style:family="paragraph" style:parent-style-name="Standard">
      <style:text-properties style:font-name="Arial" officeooo:rsid="002a9563" officeooo:paragraph-rsid="002a9563"/>
    </style:style>
    <style:style style:name="P7" style:family="paragraph" style:parent-style-name="Standard">
      <style:text-properties style:font-name="Arial" officeooo:rsid="002f090e" officeooo:paragraph-rsid="002f090e"/>
    </style:style>
    <style:style style:name="P8" style:family="paragraph" style:parent-style-name="Standard">
      <style:text-properties style:font-name="Arial" officeooo:rsid="002ff214" officeooo:paragraph-rsid="002ff214"/>
    </style:style>
    <style:style style:name="P9" style:family="paragraph" style:parent-style-name="Standard">
      <style:text-properties style:font-name="Arial" officeooo:rsid="00318981" officeooo:paragraph-rsid="00318981"/>
    </style:style>
    <style:style style:name="P10" style:family="paragraph" style:parent-style-name="Text_20_body">
      <style:text-properties style:font-name="Arial"/>
    </style:style>
    <style:style style:name="P11" style:family="paragraph" style:parent-style-name="Text_20_body">
      <style:text-properties style:font-name="Arial" officeooo:rsid="00127f64" officeooo:paragraph-rsid="00127f64"/>
    </style:style>
    <style:style style:name="P12" style:family="paragraph" style:parent-style-name="Text_20_body" style:list-style-name="L1">
      <style:text-properties style:font-name="Arial"/>
    </style:style>
    <style:style style:name="P13" style:family="paragraph" style:parent-style-name="Text_20_body" style:list-style-name="L1">
      <style:text-properties style:font-name="Arial" officeooo:paragraph-rsid="001818fe"/>
    </style:style>
    <style:style style:name="T1" style:family="text">
      <style:text-properties officeooo:rsid="00127f64"/>
    </style:style>
    <style:style style:name="T2" style:family="text">
      <style:text-properties officeooo:rsid="000f4fa2"/>
    </style:style>
    <style:style style:name="T3" style:family="text">
      <style:text-properties officeooo:rsid="001818fe"/>
    </style:style>
    <style:style style:name="T4" style:family="text">
      <style:text-properties officeooo:rsid="00195b85"/>
    </style:style>
    <style:style style:name="T5" style:family="text">
      <style:text-properties officeooo:rsid="001a1e5a"/>
    </style:style>
    <style:style style:name="T6" style:family="text">
      <style:text-properties officeooo:rsid="001a987b"/>
    </style:style>
    <style:style style:name="T7" style:family="text">
      <style:text-properties officeooo:rsid="001baa60"/>
    </style:style>
    <style:style style:name="T8" style:family="text">
      <style:text-properties officeooo:rsid="001f6769"/>
    </style:style>
    <style:style style:name="T9" style:family="text">
      <style:text-properties officeooo:rsid="0020c801"/>
    </style:style>
    <style:style style:name="T10" style:family="text">
      <style:text-properties officeooo:rsid="00227d01"/>
    </style:style>
    <style:style style:name="T11" style:family="text">
      <style:text-properties officeooo:rsid="0022deb6"/>
    </style:style>
    <style:style style:name="T12" style:family="text">
      <style:text-properties officeooo:rsid="00237f15"/>
    </style:style>
    <style:style style:name="T13" style:family="text">
      <style:text-properties officeooo:rsid="00271b40"/>
    </style:style>
    <style:style style:name="T14" style:family="text">
      <style:text-properties officeooo:rsid="00278b08"/>
    </style:style>
    <style:style style:name="T15" style:family="text">
      <style:text-properties officeooo:rsid="0028ac43"/>
    </style:style>
    <style:style style:name="T16" style:family="text">
      <style:text-properties officeooo:rsid="0028f323"/>
    </style:style>
    <style:style style:name="T17" style:family="text">
      <style:text-properties officeooo:rsid="002a9563"/>
    </style:style>
    <style:style style:name="T18" style:family="text">
      <style:text-properties officeooo:rsid="002cd0ec"/>
    </style:style>
    <style:style style:name="T19" style:family="text">
      <style:text-properties officeooo:rsid="002df982"/>
    </style:style>
    <style:style style:name="T20" style:family="text">
      <style:text-properties officeooo:rsid="002f090e"/>
    </style:style>
    <style:style style:name="T21" style:family="text">
      <style:text-properties officeooo:rsid="002ff214"/>
    </style:style>
    <style:style style:name="T22" style:family="text">
      <style:text-properties officeooo:rsid="00311a1b"/>
    </style:style>
    <style:style style:name="T23" style:family="text">
      <style:text-properties officeooo:rsid="00334c03"/>
    </style:style>
    <style:style style:name="T24" style:family="text">
      <style:text-properties officeooo:rsid="003447a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text:span text:style-name="T2">Der "Klimazoll" ist eine Idee, um die Auswirkungen von Treibhausgasen auf das Klima zu verringern, indem eine Steuer oder Abgabe auf die Emissionen von Treibhausgasen erhoben wird. Diese Steuer oder Abgabe soll einen finanziellen Anreiz schaffen, um Unternehmen und Verbraucher dazu zu bringen, weniger Treibhausgase zu produzieren und zu verbrauchen. Der Klimazoll könnte auf fossilen Brennstoffen wie Kohle, Öl und Gas erhoben werden, aber auch auf anderen Produkten und Dienstleistungen, die zur Emission von Treibhausgasen beitragen, wie zum Beispiel Flugreisen oder Nutzfahrzeuge.</text:span></text:p>
      <text:p text:style-name="P10">Der Klimazoll sollte so festgesetzt werden, dass er den Preis von Produkten und Dienstleistungen, die zur Emission von Treibhausgasen beitragen, erhöht, wodurch sie weniger attraktiv werden und der Verbrauch sinkt. Zusätzlich könnte der Erlös aus dem Klimazoll dazu verwendet werden, um umweltfreundlichere Technologien und Verhaltensweisen zu fördern und diejenigen zu unterstützen, die von den höheren Preisen am meisten betroffen sind.</text:p>
      <text:p text:style-name="P10">Die Idee des Klimazolls ist, dass er die Kosten der Emission von Treibhausgasen internalisiert, indem sie in den Preis von Produkten und Dienstleistungen eingerechnet werden. Auf diese Weise werden diejenigen, die Treibhausgase produzieren oder verbrauchen, direkt für die negativen Auswirkungen auf das Klima bezahlen, anstatt dass diese Kosten von der Gesellschaft als Ganzes getragen werden.</text:p>
      <text:p text:style-name="P1"/>
      <text:p text:style-name="P3"><text:span text:style-name="T1">2) </text:span>Ein Klimazoll würde in erster Linie die Länder betreffen, die energieintensive Industriezweige haben und keine eigenen Maßnahmen zur Bepreisung von CO2-Emissionen haben. Dazu gehören beispielsweise:</text:p>
      <text:p text:style-name="P3"/>
      <text:list xml:id="list1554047761" text:style-name="L1">
        <text:list-item>
          <text:p text:style-name="P12">Die USA: Die USA sind der größte CO2-Emittent weltweit und haben kein nationales System zur Bepreisung von CO2-Emissionen. In den USA gibt es viele energieintensive Industriezweige, darunter Kohlebergbau, Öl- und Gasförderung, Stahl- und Aluminiumherstellung und Chemieindustrie.</text:p>
        </text:list-item>
        <text:list-item>
          <text:p text:style-name="P12">Russland: Auch Russland ist ein großer CO2-Emittent und hat kein nationales System zur Bepreisung von CO2-Emissionen. Der wichtigste energieintensive Industriezweig in Russland ist der Öl- und Gassektor.</text:p>
        </text:list-item>
        <text:list-item>
          <text:p text:style-name="P12">China: China ist der größte CO2-Emittent in Asien und hat kein nationales System zur Bepreisung von CO2-Emissionen. China hat viele energieintensive Industriezweige, darunter Stahl- und Aluminiumherstellung, Zement- und Papierherstellung und Elektronikproduktion.</text:p>
        </text:list-item>
        <text:list-item>
          <text:p text:style-name="P12">Indien: Auch Indien ist ein großer CO2-Emittent und hat kein nationales System zur Bepreisung von CO2-Emissionen. In Indien gibt es viele energieintensive Industriezweige, darunter Stahl- und Aluminiumherstellung, Zement- und Papierherstellung und Elektronikproduktion.</text:p>
        </text:list-item>
        <text:list-item>
          <text:p text:style-name="P13"><text:span text:style-name="T3">Niederlande: Die Niederlande ist zwar kein großes Land, aber trotzdem Deutschlands zweitgrößter Handelspartner nach China. </text:span><text:span text:style-name="T4">In den Niederlanden gibt es </text:span><text:soft-page-break/><text:span text:style-name="T4">viele verschiedene </text:span><text:span text:style-name="T5">energieintensive </text:span><text:span text:style-name="T6">Industriezweige, </text:span><text:span text:style-name="T7">wie zum Beispiel </text:span>Chemie, Öl- und Gasverarbeitung, Papierherstellung, Zementherstellung und Stahlherstellung. <text:span text:style-name="T8">In den Niederlanden steht einer der größten Stahlhochöfen der Welt.</text:span> <text:span text:style-name="T9">Die Niederlande haben aber im Gegensatz zu den anderen Ländern ein CO2 Steuer-system. Dies wirft natührlich die Frage auf, wie Waren aus Ländern mit CO2 Steuer-system zu bezollen sind. </text:span><text:span text:style-name="T10">Vorallem </text:span><text:span text:style-name="T11">könnte ja jedes Land </text:span><text:span text:style-name="T12">eine CO2 Steuer „einführen“, die aber absichtlich sehr niedrig berechnet wird, um weitere bezollun</text:span><text:span text:style-name="T13">g</text:span><text:span text:style-name="T12"> in Deutschland zu umgehen.</text:span></text:p>
        </text:list-item>
      </text:list>
      <text:p text:style-name="P2"/>
      <text:p text:style-name="P4">Pro Argumente für Klimasteuer/Zoll</text:p>
      <text:p text:style-name="P4">1) verringerter CO2 Ausstoß, <text:span text:style-name="T14">durch </text:span><text:span text:style-name="T15">Anreiz für die Verwendung von Erneuerbaren Energie und nicht </text:span><text:span text:style-name="T16">fossilen Brennstoffen.</text:span></text:p>
      <text:p text:style-name="P9">1.1) <text:span text:style-name="T23">KSG §3 besagt Netto Neutralität bis 2045.</text:span></text:p>
      <text:p text:style-name="P5">2) <text:span text:style-name="T17">EU als vorreiter beim Kampf gegen Klimawandel</text:span></text:p>
      <text:p text:style-name="P6">3) <text:span text:style-name="T18">Verteilung der Lasten </text:span><text:span text:style-name="T19">zu den CO2 </text:span><text:span text:style-name="T20">effizienteren Firmen/Ländern</text:span></text:p>
      <text:p text:style-name="P7">4) <text:span text:style-name="T21">Finanzierungsquelle für weitere umweltfreundlich Initiativen</text:span></text:p>
      <text:p text:style-name="P8">5) <text:span text:style-name="T22">Handel innerhalb der EU Fairer, da Unternehmen, die wenig CO2 verbrauchen belohn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de" fo:country="DE"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20T08:51:23.997000000</dc:date>
    <meta:editing-duration>PT49M31S</meta:editing-duration>
    <meta:editing-cycles>31</meta:editing-cycles>
    <meta:generator>LibreOffice/7.1.0.3$Windows_X86_64 LibreOffice_project/f6099ecf3d29644b5008cc8f48f42f4a40986e4c</meta:generator>
    <meta:document-statistic meta:table-count="0" meta:image-count="0" meta:object-count="0" meta:page-count="2" meta:paragraph-count="16" meta:word-count="516" meta:character-count="3824" meta:non-whitespace-character-count="3329"/>
  </office:meta>
</office:document-meta>
</file>